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15.937cm" svg:y="0cm">
            <draw:object draw:notify-on-update-of-ranges="Feuille1.A2:Feuille1.A2 Feuille1.A3:Feuille1.A11 Feuille1.B2:Feuille1.B2 Feuille1.B3:Feuille1.B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0.653cm" svg:y="9.494cm">
            <draw:object draw:notify-on-update-of-ranges="Feuille1.A24:Feuille1.A24 Feuille1.A25:Feuille1.A33 Feuille1.B24:Feuille1.B24 Feuille1.B25:Feuille1.B3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/>
          <table:table-cell office:value-type="string" calcext:value-type="string">
            <text:p>Nombre de parties gagnées</text:p>
          </table:table-cell>
        </table:table-row>
        <table:table-row table:style-name="ro1">
          <table:table-cell table:style-name="Default" office:value-type="string" calcext:value-type="string">
            <text:p>Scénarios de tests</text:p>
          </table:table-cell>
          <table:table-cell office:value-type="string" calcext:value-type="string">
            <text:p>Après les scénario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 table:number-rows-repeated="11">
          <table:table-cell table:style-name="Default"/>
          <table:table-cell/>
        </table:table-row>
        <table:table-row table:style-name="ro1">
          <table:table-cell table:style-name="Default"/>
          <table:table-cell office:value-type="string" calcext:value-type="string">
            <text:p>Nombre de jetons gagnés</text:p>
          </table:table-cell>
        </table:table-row>
        <table:table-row table:style-name="ro1">
          <table:table-cell table:style-name="Default" office:value-type="string" calcext:value-type="string">
            <text:p>Scénarios de tests</text:p>
          </table:table-cell>
          <table:table-cell office:value-type="string" calcext:value-type="string">
            <text:p>Après les scénarios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  <table:table-cell table:style-name="ce2" office:value-type="float" office:value="-125" calcext:value-type="float">
            <text:p>-125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table:style-name="ce1" office:value-type="float" office:value="-108" calcext:value-type="float">
            <text:p>-10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-35" calcext:value-type="float">
            <text:p>-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1">00/00/0000</text:date>, <text:time style:data-style-name="N2" text:time-value="14:46:55.6892064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9:14:50.237927416</meta:creation-date>
    <meta:generator>LibreOffice/4.2.8.2$Linux_x86 LibreOffice_project/420m0$Build-2</meta:generator>
    <dc:date>2015-05-21T15:57:16.153906332</dc:date>
    <meta:editing-duration>P0D</meta:editing-duration>
    <meta:editing-cycles>2</meta:editing-cycles>
    <meta:document-statistic meta:table-count="1" meta:cell-count="4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201cm" svg:y="3.952cm" style:legend-expansion="high" chart:style-name="ch2"/>
        <chart:plot-area chart:style-name="ch3" table:cell-range-address="Feuille1.A2:Feuille1.B11" chart:data-source-has-labels="row" svg:x="1.331cm" svg:y="0.18cm" svg:width="10.551cm" svg:height="7.659cm">
          <chartooo:coordinate-region svg:x="1.952cm" svg:y="0.38cm" svg:width="9.93cm" svg:height="6.812cm"/>
          <chart:axis chart:dimension="x" chart:name="primary-x" chart:style-name="ch4">
            <chart:title svg:x="6.046cm" svg:y="8.019cm" chart:style-name="ch5">
              <text:p>Paliers</text:p>
            </chart:title>
          </chart:axis>
          <chart:axis chart:dimension="y" chart:name="primary-y" chart:style-name="ch6">
            <chart:title svg:x="0.451cm" svg:y="6.077cm" chart:style-name="ch7">
              <text:p>Nombre de parties gagnées</text:p>
            </chart:title>
            <chart:grid chart:style-name="ch8" chart:class="major"/>
          </chart:axis>
          <chart:series chart:style-name="ch9" chart:values-cell-range-address="Feuille1.A3:Feuille1.A11" chart:label-cell-address="Feuille1.A2:Feuille1.A2" chart:class="chart:bar">
            <chart:data-point chart:repeated="9"/>
          </chart:series>
          <chart:series chart:style-name="ch10" chart:values-cell-range-address="Feuille1.B3:Feuille1.B11" chart:label-cell-address="Feuille1.B2:Feuille1.B2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énarios de tests</text:p>
                <draw:g>
                  <svg:desc>Feuille1.A2:Feuille1.A2</svg:desc>
                </draw:g>
              </table:table-cell>
              <table:table-cell office:value-type="string">
                <text:p>Après les scénarios</text:p>
                <draw:g>
                  <svg:desc>Feuille1.B2:Feuille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">
                <text:p>57</text:p>
                <draw:g>
                  <svg:desc>Feuille1.A3:Feuille1.A11</svg:desc>
                </draw:g>
              </table:table-cell>
              <table:table-cell office:value-type="float" office:value="61">
                <text:p>61</text:p>
                <draw:g>
                  <svg:desc>Feuille1.B3:Feuille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">
                <text:p>5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">
                <text:p>5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">
                <text:p>5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201cm" svg:y="3.952cm" style:legend-expansion="high" chart:style-name="ch2"/>
        <chart:plot-area chart:style-name="ch3" table:cell-range-address="Feuille1.A24:Feuille1.B33" chart:data-source-has-labels="row" svg:x="1.331cm" svg:y="0.18cm" svg:width="10.551cm" svg:height="7.659cm">
          <chartooo:coordinate-region svg:x="2.243cm" svg:y="0.379cm" svg:width="9.639cm" svg:height="6.813cm"/>
          <chart:axis chart:dimension="x" chart:name="primary-x" chart:style-name="ch4">
            <chart:title svg:x="6.046cm" svg:y="8.019cm" chart:style-name="ch5">
              <text:p>Paliers</text:p>
            </chart:title>
          </chart:axis>
          <chart:axis chart:dimension="y" chart:name="primary-y" chart:style-name="ch6">
            <chart:title svg:x="0.451cm" svg:y="5.125cm" chart:style-name="ch7">
              <text:p>Jetons gagnés</text:p>
            </chart:title>
            <chart:grid chart:style-name="ch8" chart:class="major"/>
          </chart:axis>
          <chart:series chart:style-name="ch9" chart:values-cell-range-address="Feuille1.A25:Feuille1.A33" chart:label-cell-address="Feuille1.A24:Feuille1.A24" chart:class="chart:bar">
            <chart:data-point chart:repeated="9"/>
          </chart:series>
          <chart:series chart:style-name="ch10" chart:values-cell-range-address="Feuille1.B25:Feuille1.B33" chart:label-cell-address="Feuille1.B24:Feuille1.B24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énarios de tests</text:p>
                <draw:g>
                  <svg:desc>Feuille1.A24:Feuille1.A24</svg:desc>
                </draw:g>
              </table:table-cell>
              <table:table-cell office:value-type="string">
                <text:p>Après les scénarios</text:p>
                <draw:g>
                  <svg:desc>Feuille1.B24:Feuille1.B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4">
                <text:p>-54</text:p>
                <draw:g>
                  <svg:desc>Feuille1.A25:Feuille1.A33</svg:desc>
                </draw:g>
              </table:table-cell>
              <table:table-cell office:value-type="float" office:value="-125">
                <text:p>-125</text:p>
                <draw:g>
                  <svg:desc>Feuille1.B25:Feuille1.B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2">
                <text:p>-82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">
                <text:p>54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35">
                <text:p>-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